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a65b7" officeooo:paragraph-rsid="001a65b7" style:font-size-asian="16pt" style:font-size-complex="16pt"/>
    </style:style>
    <style:style style:name="P2" style:family="paragraph" style:parent-style-name="Standard">
      <style:text-properties fo:font-size="16pt" officeooo:rsid="001a65b7" officeooo:paragraph-rsid="001a65b7" style:font-size-asian="14pt" style:font-size-complex="16pt"/>
    </style:style>
    <style:style style:name="P3" style:family="paragraph" style:parent-style-name="Standard">
      <style:text-properties fo:font-size="16pt" officeooo:rsid="001b6eb1" officeooo:paragraph-rsid="001b6eb1" style:font-size-asian="14pt" style:font-size-complex="16pt"/>
    </style:style>
    <style:style style:name="P4" style:family="paragraph" style:parent-style-name="Standard">
      <style:text-properties fo:font-size="12pt" officeooo:rsid="001a65b7" officeooo:paragraph-rsid="001a65b7" style:font-size-asian="10.5pt" style:font-size-complex="12pt"/>
    </style:style>
    <style:style style:name="P5" style:family="paragraph" style:parent-style-name="Standard">
      <style:text-properties fo:font-size="12pt" officeooo:rsid="001b6eb1" officeooo:paragraph-rsid="001b6eb1" style:font-size-asian="10.5pt" style:font-size-complex="12pt"/>
    </style:style>
    <style:style style:name="T1" style:family="text">
      <style:text-properties officeooo:rsid="001b6eb1"/>
    </style:style>
    <style:style style:name="T2" style:family="text">
      <style:text-properties officeooo:rsid="001bfa9e"/>
    </style:style>
    <style:style style:name="T3" style:family="text">
      <style:text-properties officeooo:rsid="001da8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sjektplan, spillprosjekt TDT4100 V2016, Håkon Flatval</text:p>
      <text:p text:style-name="P1"/>
      <text:p text:style-name="P1">Beskrivelse: </text:p>
      <text:p text:style-name="P4">The Sequence er et open-world-rollespill-aktig spill. Spillet vises fra todimensjonalt top-down perspektiv. Ordet spill er litt misvisende i denne sammenhengen.. The Sequence dreier seg mer rundt å fortelle en historie, der spilleren selv oppfordres til å finne ut hva som foregår. Spillkartet er et rutenett på 1000*1000 ruter (lett skalerbart), der det aller meste er gress og trær, men midt på brettet er det en landsby med 48 landsbybeboere. Spillets gang består i at spilleren får oppgaver (som er mer eller mindre viktige for historiens framdrift) av landsbybeboerne og velger å gjøre disse eller undersøke nærområdene. Det er et spill med overraskelser.</text:p>
      <text:p text:style-name="P4"/>
      <text:p text:style-name="P2">Krav:</text:p>
      <text:p text:style-name="P4">(En del av disse er allerede implementert, ettersom den egenlagde spillmotoren har vært under arbeid siden januar, det som gjenstår vil være alt som har med historiens gang å gjøre)</text:p>
      <text:p text:style-name="P4"/>
      <text:p text:style-name="P4">- Vindu med oppløsningen 200*150, skalert opp til 800*600</text:p>
      <text:p text:style-name="P4">- Glatt gameplay med bla input fra piltaster</text:p>
      <text:p text:style-name="P4">- <text:span text:style-name="T1">60 fps bildeoppdatering</text:span></text:p>
      <text:p text:style-name="P4">- <text:span text:style-name="T1">En historie med aha-opplevelser</text:span></text:p>
      <text:p text:style-name="P5">- (meningsfylt tittel?)</text:p>
      <text:p text:style-name="P5"/>
      <text:p text:style-name="P3">Utvikling:</text:p>
      <text:p text:style-name="P5">Som sagt, er (mesteparten av) grunnarbeidet på motoren og verdenen allerede <text:span text:style-name="T2">gjort</text:span>. Motoren bygger på javax.swing og javax.sound, men ellers ingenting utover java.utils og java.lang. Det som gjenstår, består i å legge inn historiens gang, nesten fra start, og på en eller annen måte få til en slutt. Erfaringsmessig kommer dette til å ta lenger tid enn planlagt. Historiens gang er fortsatt uklar, og blir nok til etter hvert som problemer dukker opp og løses. <text:span text:style-name="T3">Det er i det hele tatt vanskelig å si noe sikkert her. </text:span>Hele prosjektet ligger offentlig på Github, noe som både sikrer mot lokale uhell og versjonskluss (forhåpentligvi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2:41:37.610933287</meta:creation-date>
    <dc:date>2016-04-05T13:03:42.251532194</dc:date>
    <meta:editing-duration>PT10M21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273" meta:character-count="1738" meta:non-whitespace-character-count="1476"/>
  </office:meta>
</office:document-meta>
</file>